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4.56 продать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table:style-name="ce41"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7"/>
          <table:table-cell office:value-type="string" calcext:value-type="string">
            <text:p>(1910.63</text:p>
          </table:table-cell>
          <table:table-cell table:number-columns-repeated="2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9007.808|</text:p>
          </table:table-cell>
          <table:table-cell table:number-columns-repeated="2"/>
          <table:table-cell office:value-type="string" calcext:value-type="string">
            <text:p>81070.28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office:value-type="string" calcext:value-type="string">
            <text:p>8942.173333333333</text:p>
          </table:table-cell>
          <table:table-cell table:number-columns-repeated="1007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41" office:value-type="string" calcext:value-type="string">
            <text:p>2025.04.15 10.46</text:p>
          </table:table-cell>
          <table:table-cell table:style-name="ce41"/>
          <table:table-cell office:value-type="string" calcext:value-type="string">
            <text:p>197.58</text:p>
          </table:table-cell>
          <table:table-cell table:number-columns-repeated="5"/>
          <table:table-cell table:style-name="ce41" table:number-columns-repeated="1010"/>
        </table:table-row>
        <table:table-row table:style-name="ro1" table:number-rows-repeated="3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3"/>
          <table:table-cell table:style-name="Default"/>
          <table:table-cell table:number-columns-repeated="2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6100.26</text:p>
          </table:table-cell>
          <table:table-cell table:style-name="ce47" office:value-type="string" calcext:value-type="string">
            <text:p>91.26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5"/>
          <table:table-cell table:style-name="ce41" table:number-columns-repeated="2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4"/>
          <table:table-cell table:style-name="ce47" office:value-type="string" calcext:value-type="string">
            <text:p>10.6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5 12.50</text:p>
          </table:table-cell>
          <table:table-cell table:style-name="ce4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5 18.37</text:p>
          </table:table-cell>
          <table:table-cell table:style-name="ce4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16 11.06</text:p>
          </table:table-cell>
          <table:table-cell table:style-name="ce4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16 11.07</text:p>
          </table:table-cell>
          <table:table-cell table:style-name="ce4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16 17.07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4.16 17.12</text:p>
          </table:table-cell>
          <table:table-cell table:style-name="ce4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4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5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table:style-name="ce41"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table:style-name="ce41"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table:style-name="ce41"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table:number-columns-repeated="11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table:style-name="ce41"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 style:data-style-name="N2" text:time-value="11:32:47.8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17T11:49:23.329000000</dc:date>
    <meta:editing-duration>P6DT8H10M33S</meta:editing-duration>
    <meta:editing-cycles>2490</meta:editing-cycles>
    <meta:document-statistic meta:table-count="6" meta:cell-count="13841" meta:object-count="0"/>
  </office:meta>
</office:document-meta>
</file>